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co3" style:family="table-column">
      <style:table-column-properties fo:break-before="auto" style:column-width="625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ccff66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009933"/>
      <style:text-properties fo:color="#000000"/>
    </style:style>
    <style:style style:name="ce6" style:family="table-cell" style:parent-style-name="Default">
      <style:table-cell-properties fo:background-color="#cc66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Rul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2.1" calcext:value-type="float">
            <text:p>2.1</text:p>
          </table:table-cell>
          <table:table-cell table:style-name="Default" office:value-type="string" calcext:value-type="string">
            <text:p>Compiler-dependant</text:p>
          </table:table-cell>
          <table:table-cell table:style-name="Default" office:value-type="string" calcext:value-type="string">
            <text:p>each compiler should have their own pragma</text:p>
          </table:table-cell>
          <table:table-cell table:style-name="ce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2.3" calcext:value-type="float">
            <text:p>2.3</text:p>
          </table:table-cell>
          <table:table-cell table:style-name="ce2" office:value-type="string" calcext:value-type="string">
            <text:p>ASTContext doesnt have all the comments</text:p>
          </table:table-cell>
          <table:table-cell table:style-name="ce2"/>
          <table:table-cell table:style-name="ce6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4.1" calcext:value-type="float">
            <text:p>4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5.2" calcext:value-type="float">
            <text:p>5.2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float" office:value="5.4" calcext:value-type="float">
            <text:p>5.4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has false positives</text:p>
          </table:table-cell>
          <table:table-cell/>
        </table:table-row>
        <table:table-row table:style-name="ro1">
          <table:table-cell table:style-name="Default" office:value-type="float" office:value="5.5" calcext:value-type="float">
            <text:p>5.5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5.6" calcext:value-type="float">
            <text:p>5.6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5.7" calcext:value-type="float">
            <text:p>5.7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ce2" office:value-type="float" office:value="6.1" calcext:value-type="float">
            <text:p>6.1</text:p>
          </table:table-cell>
          <table:table-cell table:style-name="ce2" office:value-type="string" calcext:value-type="string">
            <text:p>needs lexer hooks on clang’s part</text:p>
          </table:table-cell>
          <table:table-cell table:style-name="ce2" office:value-type="string" calcext:value-type="string">
            <text:p>the literals are folded in the AST so there is no way to figure out if they were originally passed as integer literals or character literals</text:p>
          </table:table-cell>
          <table:table-cell table:style-name="ce6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2" office:value-type="string" calcext:value-type="string">
            <text:p>needs lexer hooks on clang’s part</text:p>
          </table:table-cell>
          <table:table-cell table:style-name="ce2" office:value-type="string" calcext:value-type="string">
            <text:p>the literals are folded in the AST so there is no way to figure out if they were originally passed as integer literals or character literals</text:p>
          </table:table-cell>
          <table:table-cell table:style-name="ce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7.1" calcext:value-type="float">
            <text:p>7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8.5" calcext:value-type="float">
            <text:p>8.5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5" office:value-type="float" office:value="8.7" calcext:value-type="float">
            <text:p>8.7</text:p>
          </table:table-cell>
          <table:table-cell table:style-name="ce5" office:value-type="string" calcext:value-type="string">
            <text:p>implemented</text:p>
          </table:table-cell>
          <table:table-cell table:style-name="ce5"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8.8" calcext:value-type="float">
            <text:p>8.8</text:p>
          </table:table-cell>
          <table:table-cell table:style-name="Default" office:value-type="string" calcext:value-type="string">
            <text:p>not sure if that even possible</text:p>
          </table:table-cell>
          <table:table-cell table:style-name="Default" office:value-type="string" calcext:value-type="string">
            <text:p>Pending</text:p>
          </table:table-cell>
          <table:table-cell table:style-name="ce6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0.1" calcext:value-type="float">
            <text:p>10.1</text:p>
          </table:table-cell>
          <table:table-cell table:style-name="ce4" office:value-type="string" calcext:value-type="string">
            <text:p>dunno how to do it</text:p>
          </table:table-cell>
          <table:table-cell table:style-name="ce4" office:value-type="string" calcext:value-type="string">
            <text:p>Done-minus the complex part</text:p>
          </table:table-cell>
          <table:table-cell/>
        </table:table-row>
        <table:table-row table:style-name="ro1">
          <table:table-cell table:style-name="ce4" office:value-type="float" office:value="10.2" calcext:value-type="float">
            <text:p>10.2</text:p>
          </table:table-cell>
          <table:table-cell table:style-name="ce4" office:value-type="string" calcext:value-type="string">
            <text:p>dunno how to do it</text:p>
          </table:table-cell>
          <table:table-cell table:style-name="ce4" office:value-type="string" calcext:value-type="string">
            <text:p>Done-minus the complex part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I cant read the developers min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esnt support checks inside a PP directive conditional but they are automatically cast to long so if you even overflow on that…</text:p>
          </table:table-cell>
          <table:table-cell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too general</text:p>
          </table:table-cell>
          <table:table-cell table:style-name="Default" office:value-type="string" calcext:value-type="string">
            <text:p>Later</text:p>
          </table:table-cell>
          <table:table-cell table:style-name="ce6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7.2" calcext:value-type="float">
            <text:p>17.2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table:style-name="ce4" office:value-type="float" office:value="17.3" calcext:value-type="float">
            <text:p>17.3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table:style-name="ce4" office:value-type="float" office:value="18.1" calcext:value-type="float">
            <text:p>18.1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table:style-name="ce4" office:value-type="float" office:value="19.5" calcext:value-type="float">
            <text:p>19.5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9.11" calcext:value-type="float">
            <text:p>19.11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the macro is defined by the time I get it</text:p>
          </table:table-cell>
          <table:table-cell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19:19:44.139673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7-01-11T19:20:04.062035425</dc:date>
    <meta:editing-duration>P8DT15H2M1S</meta:editing-duration>
    <meta:editing-cycles>132</meta:editing-cycles>
    <meta:generator>LibreOffice/5.0.6.2$Linux_X86_64 LibreOffice_project/00$Build-2</meta:generator>
    <meta:document-statistic meta:table-count="1" meta:cell-count="414" meta:object-count="0"/>
  </office:meta>
</office:document-meta>
</file>